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adornments="Normal" style:font-pitch="variable"/>
    <style:font-face style:name="Linux Libertine G" svg:font-family="'Linux Libertine G'" style:font-adornments="Itálica"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fo:color="#355269" loext:opacity="100%" officeooo:rsid="00182f3e" officeooo:paragraph-rsid="00182f3e"/>
    </style:style>
    <style:style style:name="P2" style:family="paragraph" style:parent-style-name="Text_20_body">
      <style:text-properties fo:color="#355269" loext:opacity="100%" officeooo:rsid="0016e84a" officeooo:paragraph-rsid="0016e84a"/>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Text_20_body">
      <style:text-properties officeooo:rsid="0012aec6" officeooo:paragraph-rsid="0012aec6"/>
    </style:style>
    <style:style style:name="P6" style:family="paragraph" style:parent-style-name="Text_20_body">
      <style:paragraph-properties fo:text-align="center" style:justify-single-word="false"/>
      <style:text-properties fo:font-style="italic" officeooo:paragraph-rsid="00182f3e" style:font-style-asian="italic" style:font-style-complex="italic"/>
    </style:style>
    <style:style style:name="P7" style:family="paragraph" style:parent-style-name="Text_20_body">
      <style:text-properties officeooo:paragraph-rsid="00182f3e"/>
    </style:style>
    <style:style style:name="P8" style:family="paragraph" style:parent-style-name="Text_20_body" style:list-style-name="L1">
      <style:text-properties officeooo:paragraph-rsid="00182f3e"/>
    </style:style>
    <style:style style:name="P9" style:family="paragraph" style:parent-style-name="Heading_20_1">
      <style:text-properties officeooo:rsid="00182f3e" officeooo:paragraph-rsid="00182f3e"/>
    </style:style>
    <style:style style:name="P10" style:family="paragraph" style:parent-style-name="Heading_20_2">
      <style:text-properties officeooo:paragraph-rsid="0019e3fa"/>
    </style:style>
    <style:style style:name="P11" style:family="paragraph" style:parent-style-name="Heading_20_2">
      <style:text-properties officeooo:rsid="0021488b" officeooo:paragraph-rsid="0021488b"/>
    </style:style>
    <style:style style:name="P12" style:family="paragraph" style:parent-style-name="Text_20_body">
      <style:text-properties officeooo:rsid="0021488b" officeooo:paragraph-rsid="0021488b"/>
    </style:style>
    <style:style style:name="P13" style:family="paragraph" style:parent-style-name="Text_20_body">
      <style:text-properties officeooo:paragraph-rsid="0021488b"/>
    </style:style>
    <style:style style:name="P14" style:family="paragraph" style:parent-style-name="Text_20_body" style:list-style-name="L2" style:master-page-name="">
      <loext:graphic-properties draw:fill="none"/>
      <style:paragraph-properties fo:margin-left="1.9cm" fo:margin-right="0cm" fo:margin-top="0cm" fo:margin-bottom="0.247cm" style:contextual-spacing="false" fo:line-height="115%" fo:text-align="justify" style:justify-single-word="false" fo:text-indent="-1.199cm" style:auto-text-indent="false" style:page-number="auto" fo:background-color="transparent">
        <style:tab-stops>
          <style:tab-stop style:position="-0.794cm"/>
        </style:tab-stops>
      </style:paragraph-properties>
      <style:text-properties officeooo:paragraph-rsid="0021488b"/>
    </style:style>
    <style:style style:name="P15" style:family="paragraph" style:parent-style-name="Text_20_body" style:list-style-name="L2">
      <loext:graphic-properties draw:fill="none"/>
      <style:paragraph-properties fo:margin-left="1.9cm" fo:margin-right="0cm" fo:margin-top="0cm" fo:margin-bottom="0.247cm" style:contextual-spacing="false" fo:line-height="115%" fo:text-align="justify" style:justify-single-word="false" fo:text-indent="-1.199cm" style:auto-text-indent="false" fo:background-color="transparent">
        <style:tab-stops>
          <style:tab-stop style:position="-0.794cm"/>
        </style:tab-stops>
      </style:paragraph-properties>
      <style:text-properties officeooo:paragraph-rsid="0021488b"/>
    </style:style>
    <style:style style:name="P16" style:family="paragraph" style:parent-style-name="Text_20_body">
      <style:text-properties officeooo:paragraph-rsid="001b752c"/>
    </style:style>
    <style:style style:name="P17" style:family="paragraph" style:parent-style-name="Heading_20_3">
      <style:text-properties officeooo:rsid="001b752c" officeooo:paragraph-rsid="001b752c"/>
    </style:style>
    <style:style style:name="P18" style:family="paragraph" style:parent-style-name="Text_20_body" style:list-style-name="L3">
      <style:paragraph-properties fo:margin-top="0cm" fo:margin-bottom="0cm" style:contextual-spacing="false"/>
      <style:text-properties officeooo:paragraph-rsid="00222dec"/>
    </style:style>
    <style:style style:name="P19" style:family="paragraph" style:parent-style-name="Text_20_body">
      <style:paragraph-properties fo:margin-top="0cm" fo:margin-bottom="0cm" style:contextual-spacing="false"/>
      <style:text-properties officeooo:paragraph-rsid="00222dec"/>
    </style:style>
    <style:style style:name="P20" style:family="paragraph" style:parent-style-name="Text_20_body">
      <style:paragraph-properties fo:margin-top="0cm" fo:margin-bottom="0cm" style:contextual-spacing="false" fo:text-align="center" style:justify-single-word="false"/>
      <style:text-properties fo:font-style="italic" officeooo:paragraph-rsid="00234fb2" style:font-style-asian="italic" style:font-style-complex="italic"/>
    </style:style>
    <style:style style:name="P21" style:family="paragraph" style:parent-style-name="Text_20_body">
      <style:paragraph-properties fo:margin-top="0cm" fo:margin-bottom="0cm" style:contextual-spacing="false"/>
      <style:text-properties officeooo:paragraph-rsid="00234fb2"/>
    </style:style>
    <style:style style:name="P22" style:family="paragraph" style:parent-style-name="Heading_20_2">
      <style:text-properties officeooo:rsid="00267993" officeooo:paragraph-rsid="00267993"/>
    </style:style>
    <style:style style:name="P23" style:family="paragraph" style:parent-style-name="Text_20_body">
      <style:text-properties officeooo:rsid="00267993" officeooo:paragraph-rsid="00267993"/>
    </style:style>
    <style:style style:name="T1" style:family="text">
      <style:text-properties officeooo:rsid="00182f3e"/>
    </style:style>
    <style:style style:name="T2" style:family="text">
      <style:text-properties officeooo:rsid="0019e3fa"/>
    </style:style>
    <style:style style:name="T3" style:family="text">
      <style:text-properties fo:font-weight="bold" style:font-weight-asian="bold" style:font-weight-complex="bold"/>
    </style:style>
    <style:style style:name="T4" style:family="text">
      <style:text-properties officeooo:rsid="001f694f"/>
    </style:style>
    <style:style style:name="T5" style:family="text">
      <style:text-properties officeooo:rsid="0021488b"/>
    </style:style>
    <style:style style:name="T6" style:family="text">
      <style:text-properties fo:color="#b3cac7" loext:opacity="100%"/>
    </style:style>
    <style:style style:name="T7" style:family="text">
      <style:text-properties fo:color="#b3cac7" loext:opacity="100%" officeooo:rsid="001ecfc5"/>
    </style:style>
    <style:style style:name="T8" style:family="text">
      <style:text-properties fo:color="#b3cac7" loext:opacity="100%" officeooo:rsid="001d024e"/>
    </style:style>
    <style:style style:name="T9" style:family="text">
      <style:text-properties officeooo:rsid="00222dec"/>
    </style:style>
    <style:style style:name="T10" style:family="text">
      <style:text-properties officeooo:rsid="0024e622"/>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D tema 2: Modelo E/R y relacional</text:p>
      <text:p text:style-name="P2"/>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3"><text:a xlink:type="simple" xlink:href="#__RefHeading___Toc1_3764195125" text:style-name="Index_20_Link" text:visited-style-name="Index_20_Link">1. Fases del diseño de bases de datos<text:tab/>1</text:a></text:p>
          <text:p text:style-name="P3"><text:a xlink:type="simple" xlink:href="#__RefHeading___Toc359_4268770348" text:style-name="Index_20_Link" text:visited-style-name="Index_20_Link">2. Modelo entidad/Relación<text:tab/>1</text:a></text:p>
          <text:p text:style-name="P4"><text:a xlink:type="simple" xlink:href="#__RefHeading___Toc361_4268770348" text:style-name="Index_20_Link" text:visited-style-name="Index_20_Link">2.1 Entidad<text:tab/>1</text:a></text:p>
        </text:index-body>
      </text:table-of-content>
      <text:p text:style-name="P5"/>
      <text:h text:style-name="Heading_20_1" text:outline-level="1"><text:bookmark-start text:name="__RefHeading___Toc1_3764195125"/>1. Fases del diseño de bases de datos<text:bookmark-end text:name="__RefHeading___Toc1_3764195125"/></text:h>
      <text:p text:style-name="P6">//<text:span text:style-name="T1">como hacer los planos de una casa</text:span></text:p>
      <text:p text:style-name="P7"><text:span text:style-name="T1">Pr</text:span>oceso complejo que abarca varias decisiones a muy distintos niveles. </text:p>
      <text:p text:style-name="P7">La complejidad se controla mejor si se descompone el problema en subproblemas y se resuelve cada uno de éstos independientemente. </text:p>
      <text:p text:style-name="P7">El diseño de bases de datos se descompone: diseño conceptual diseño lógico diseño físico </text:p>
      <text:list text:style-name="L1">
        <text:list-item>
          <text:p text:style-name="P8">El diseño de bases de datos representa un enfoque orientado a los datos para el desarrollo de los sistemas de información: la atención completa del proceso de diseño se centra en los datos y sus propiedades. Con un enfoque orientado a los datos, primero se diseña la base de datos, luego las aplicaciones que la usan. </text:p>
        </text:list-item>
        <text:list-item>
          <text:p text:style-name="P8"><text:span text:style-name="T1">U</text:span>n enfoque alternativo en el diseño de los sistemas de información, llamado enfoque orientado a las funciones. Este enfoque se desarrolló en la década de 1960 y aún es muy popular. Difiere del enfoque orientado a los datos en que la atención se centra en las aplicaciones y no en los datos. </text:p>
        </text:list-item>
      </text:list>
      <text:p text:style-name="P7">Los modelos de datos son un eficaz instrumento en el diseño de base de datos por que permiten describir los esquemas originados del proceso de diseño de la base de datos. Los modelos de datos de alto nivel o conceptuales: modelo entidad-relación (ER), que es un modelo de datos de alto nivel muy popular. modelos de datos de representación o lógicos (o de implementación). el relacional, el de red y el jerárquico. Los modelos de datos de bajo nivel o físicos. </text:p>
      <text:p text:style-name="P7">❑ Diseño conceptual. El diseño conceptual parte de la especificación de requerimientos y su resultado es el esquema conceptual de la base de datos. Un esquema conceptual es una descripción de alto nivel de la estructura de la base de datos, independiente del software de SGBD que se use para manipularla. </text:p>
      <text:p text:style-name="P7">❑ Para describir el esquema conceptual se utiliza un modelo conceptual, ejemplo, Modelo E/R ❑ El propósito del diseño conceptual es describir el contenido de la información de la base de datos, más que las estructuras de almacenamiento que se necesitarán para manejar esta información. En <text:soft-page-break/>realidad, el diseño conceptual debe hacerse aun cuando la implantación final no use un SGBD, sino archivos convencionales y lenguajes de programación. </text:p>
      <text:p text:style-name="P7">❑ Diseño lógico. El diseño lógico parte del esquema conceptual y da como resultado un esquema lógico. Un esquema lógico es una descripción de la estructura de la base de datos que puede procesar el software de SGBD. ❑ Para especificar el esquema lógico se utiliza un modelo de datos lógico: pertenecen a tres clases: relacional, de redes y jerárquico. ❑ El diseño lógico depende de la clase de modelo de datos usado por el SGBD no del SGBD utilizado (en otras palabras, el diseño lógico se efectúa de la misma forma para todos SGBD relacionases porque todos utilizan el modelo relacional). ❑ Diseño físico. El diseño físico parte del esquema lógico y da como resultado un esquema físico o interno. El diseño físico se adapta a un sistema SGBD específico. Un esquema físico una descripción de la implantación de una base de datos en el dispositivo secundario; describe las estructuras de almacenamiento y los métodos usados para tener un acceso efectivo a los datos. La siguiente figura resume la dependencia de los diseños conceptual, lógico y físico de la clase o tipo de SGBD y del SGBD específico. Dependencia de: El tipo de SGBD Un SGBD específico Diseño conceptual NO NO Diseño lógico SI NO Diseño físico SI SI Fig.2: Dependencia de los diseños conceptual, lógico y físico de la clase de SGBD y el SGBD específico. La siguiente figura 4 representa la forma de llegar desde la parcela del mundo real que se está analizando a la base de datos física. En un primer paso, con la ayuda del modelo conceptual, se obtiene el esquema conceptual; aunque a veces no se formaliza este paso y el analista, sin una metodología precisa, hace una abstracción del mundo real, que es lo que hemos llamado estructura percibida (lo hemos representado con líneas de puntos para indicar que se trata de un camino alternativo, aunque no aconsejable). A continuación, aplicando al esquema conceptual las reglas del modelo de datos propio del SGBD que se va a utilizar, se obtiene el esquema lógico (también llamado esquema de base de datos); Por último del esquema lógico se pasa al esquema físico o interno Parte 1 Unidad 2: Modelo entidad-relación María José Galán López Pág. 4 de 21 fig.3 Una vez completo el diseño físico de una base de datos, los esquemas lógico y físico se expresan haciendo uso del lenguaje de definición de datos (LDD) del SGBD; la base de datos se crea y se rellena con los valores (ocurrencias) que se obtienen por observación de los sucesos del mundo real. A continuación las aplicaciones que usan las bases de datos pueden especificarse, implantarse y probarse completamente. </text:p>
      <text:p text:style-name="P7"/>
      <text:h text:style-name="P9" text:outline-level="1"><text:bookmark-start text:name="__RefHeading___Toc359_4268770348"/>2. Modelo entidad/Relación<text:bookmark-end text:name="__RefHeading___Toc359_4268770348"/></text:h>
      <text:h text:style-name="P10" text:outline-level="2"><text:bookmark-start text:name="__RefHeading___Toc361_4268770348"/>2.1 Entidad <text:bookmark-end text:name="__RefHeading___Toc361_4268770348"/></text:h>
      <text:h text:style-name="P11" text:outline-level="2" text:is-list-header="true"/>
      <text:p text:style-name="P12"/>
      <text:h text:style-name="P10" text:outline-level="2"><text:soft-page-break/><text:span text:style-name="T2">2.2 Atributos</text:span></text:h>
      <text:p text:style-name="P13"><text:span text:style-name="T3">Atributo compuesto:</text:span> </text:p>
      <text:list text:style-name="L2">
        <text:list-item>
          <text:p text:style-name="P14"><text:span text:style-name="T3">Se puede dividir en componentes más pequeños</text:span>, que representan atributos más básicos con su propio significado independiente. <text:span text:style-name="T4">[</text:span>fecha se puede descomponer en día, mes año<text:span text:style-name="T4">]</text:span> </text:p>
        </text:list-item>
        <text:list-item>
          <text:p text:style-name="P15">Pueden formar una <text:span text:style-name="T3">jerarquía</text:span>. <text:span text:style-name="T5">E</text:span>l valor de un atributo compuesto es la concatenación de los valores de los atributos simples que lo constituyen. </text:p>
        </text:list-item>
      </text:list>
      <text:p text:style-name="P16"><text:span text:style-name="T3">Atributo simple:</text:span> Es un atributo no divisible. Los atributos compuestos son útiles para modelar situaciones en las que un usuario en ocasiones hace referencia al atributo compuesto como una unidad, pero otras veces se refiere específicamente a sus componentes. Si sólo se hace referencia al atributo compuesto como un todo, no hay necesidad de subdividirlo en sus atributos Componentes. Por ejemplo, si no hay necesidad de referirse a los componentes individuales de una dirección (CP, Calle, etc.), la dirección completa se designa como atributo simple. </text:p>
      <text:p text:style-name="P16"><text:span text:style-name="T3">Atributo monovalorado:</text:span> Tiene un solo valor para una entidad en particular. Por ejemplo, EDAD es un atributo monovaluado de PERSONA. </text:p>
      <text:p text:style-name="P16"><text:span text:style-name="T3">Atributo multivalorado</text:span>: Puede tener un conjunto de valores para la misma entidad. Por ejemplo, un atributo TITULACIÓN para la entidad EMPLEADO es multivalorado porque un empleado puede tener más de una titulación. Se representan con un doble círculo o una flecha. Atributo elemental Su valor no se puede calcular en base a ningún otro atributo. Ej: Fecha de nacimiento </text:p>
      <text:p text:style-name="P16"/>
      <text:p text:style-name="P16">Atributo Derivado Su valor puede ser determinado en base a valores de otros atributos. Por ejemplo, el atributo Edad es un atributo derivado, ya que se puede determinar a partir de la fecha actual y el valor de Fecha de Nacimiento de esa persona. Se representa poniendo d y un número, Atributo opcional Su valor puede ser desconocido, es decir, puede tener o no valores. Se representa con una línea discontinua.</text:p>
      <text:h text:style-name="P17" text:outline-level="3"><text:span text:style-name="T6">2.2.2 </text:span><text:span text:style-name="T7">C</text:span><text:span text:style-name="T6">onjunto de valore</text:span><text:span text:style-name="T8">s</text:span><text:span text:style-name="T6"> de los atributos</text:span> </text:h>
      <text:h text:style-name="P11" text:outline-level="2">2.3 Relación </text:h>
      <text:list text:style-name="L3">
        <text:list-item>
          <text:p text:style-name="P18">Es una <text:span text:style-name="T3">asociación entre dos o más tipos de entidade</text:span>s. </text:p>
        </text:list-item>
        <text:list-item>
          <text:p text:style-name="P18"><text:span text:style-name="T9">R</text:span>epresentan por un rombo etiquetado con el nombre de la relación. </text:p>
        </text:list-item>
        <text:list-item>
          <text:p text:style-name="P18">Se identifica con un verbo</text:p>
        </text:list-item>
      </text:list>
      <text:p text:style-name="P19"/>
      <text:p text:style-name="P20">IMPARTE para PROFESOR y ASIGNATURA</text:p>
      <text:p text:style-name="P21"/>
      <text:p text:style-name="P21"/>
      <text:p text:style-name="P21"/>
      <text:p text:style-name="P21"/>
      <text:p text:style-name="P21"><text:soft-page-break/><text:span text:style-name="T10">P</text:span>apel o rol: función que cada tipo de entidad realiza en el tipo de relación. Se representa con su nombre sobre la línea que une el tipo de entidad con el tipo de relación. Muchas veces no se suele poner el rol en el diagrama cuando la relación se expresa con un verbo, en cambio si se utiliza los nombres de las relaciones se pone para aclarar la relacion. </text:p>
      <text:p text:style-name="P21"/>
      <text:p text:style-name="P21">Se denominan ocurrencias de relación a los datos que relacionan la ocurrencia de una entidad con cada una de las entidades restantes que participan en la relación. Por ejemplo, para la relación PERSONA NACIDA-EN CIUDAD, una ocurrencia podía ser Carlos nacido en Albacete en la fecha 16/08/96. El grado es el número de tipos de entidades que participan en un tipo de relación. ▪ Una relación es binaria o de grado 2 cuando establece correspondencia entre dos entidades. Son las más comunes. Ejemplo, figura anterior es escrito AUTOR ESCRIBE LIBRO N:N escribe EMPLEADO E-D DEPARTAMENTO trabajan trabaja N:1 AUTOR ESCRIBE LIBRO N:N AUTOR A-L LIBRO N:N AUTOR ESCRIBE LIBRO N:N AUTOR A-L LIBRO N:N Parte 1 Unidad 2: Modelo entidad-relación María José Galán López Pág. 8 de 21 ▪ Se denomina relación recursiva o reflexiva a la relación binaria que asocia ocurrencias de un mismo tipo de entidad. Por ejemplo, EQUIPO SE-ENFRENTA-A EQUIPO, EMPLEADO SUPERVISA EMPLEADO, etc. Ejemplo: Un trabajador es jefe de 0 a varios trabajadores T-T TRABAJADOR es jefe de es subordinado de (0,1) (0,n) 1:N Fig 8: Ejemplo de relacion reflexiva ▪ Si en una relación participan más de dos entidades se denomina n-aria. Un ejemplo de relación ternaria es Un PROFESOR EVALÚA A UN ALUMNO REALIZANDO EXAMENES. Fig 9: Ejemplo de relación ternaria </text:p>
      <text:p text:style-name="P21"/>
      <text:h text:style-name="P22" text:outline-level="2">2.4 Clave </text:h>
      <text:p text:style-name="P23">Una restricción importante que impone el modelo de E/R es que cada entidad debe tener un atributo o atributos que permita distinguirla dentro del conjunto de entidades: Esto lo que se llama CLAVE y podemos distinguir los siguientes tipos: Superclave Conjunto de uno o más atributos que, tomados colectivamente, permiten identificar de forma única una entidad en el conjunto de entidades. ✓ Por ejemplo, el atributo DNI del conjunto de entidades Cliente es suficiente para distinguir una entidad cliente de las otras. Así, DNI es una superclave. ✓ Análogamente, la combinación de Nombre-Cliente y Dni es una superclave del conjunto de entidades cliente. el atributo NOMBRE-CLIENTE de cliente no es una superclave, porque varias personas podrían tener el mismo nombre. El concepto de una superclave no es suficiente ya que, corno se ha visto, una superclave puede contener atributos innecesarios. Si K es una superclave, entonces también lo es cualquier superconjunto de K. Claves candidatas. A menudo interesan las superclaves tales que los subconjuntos propios de ellas no son superclave. Tales superclaves mínimas se llaman claves candidatas. ✓ Ej: Los atributos dni y cod_cliente de una entidad cliente son claves candidatas.  Se usa el término clave primaria para denotar una clave candidata que es elegida por el diseñador de la base de datos como elemento principal para identificar las entidades dentro de un conjunto de entidades (por ejemplo cod_cliente).  El resto de claves candidatas se llaman claves alternativas. (ej:dni) </text:p>
      <text:h text:style-name="P22" text:outline-level="2"><text:soft-page-break/>2.5 Cardinalidad</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adornments="Normal" style:font-pitch="variable"/>
    <style:font-face style:name="Linux Libertine G" svg:font-family="'Linux Libertine G'" style:font-adornments="Itálica"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Calibri" fo:font-family="Calibri" style:font-family-generic="swiss" style:font-pitch="variable" officeooo:rsid="0012aec6"/>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50938a" loext:opacity="100%" fo:font-size="18pt" fo:font-weight="bold" officeooo:rsid="00182f3e"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8471f" loext:opacity="100%"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Linux Biolinum G" fo:font-family="'Linux Biolinum G'" style:font-style-name="Normal" style:font-pitch="variable"/>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text-properties style:font-name="Linux Libertine G" fo:font-family="'Linux Libertine G'" style:font-style-name="Itálica" style:font-pitch="variable" fo:font-style="italic"/>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text-properties style:font-name="Linux Libertine G" fo:font-family="'Linux Libertine G'" style:font-style-name="Itálica" style:font-pitch="variable" fo:font-size="11pt"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9T08:48:39.742000000</meta:creation-date>
    <meta:editing-duration>PT41M49S</meta:editing-duration>
    <meta:editing-cycles>13</meta:editing-cycles>
    <meta:generator>LibreOffice/24.8.0.3$Windows_X86_64 LibreOffice_project/0bdf1299c94fe897b119f97f3c613e9dca6be583</meta:generator>
    <dc:title>apuntes</dc:title>
    <dc:date>2024-10-09T09:46:28.423000000</dc:date>
    <meta:document-statistic meta:table-count="0" meta:image-count="0" meta:object-count="0" meta:page-count="5" meta:paragraph-count="38" meta:word-count="1706" meta:character-count="10217" meta:non-whitespace-character-count="8532"/>
    <meta:template xlink:type="simple" xlink:actuate="onRequest" xlink:title="apuntes" xlink:href="file:///C:/Users/eoternaza/AppData/Roaming/LibreOffice/4/user/template/apuntes1.ott" meta:date="2024-10-09T08:48:39.539000000"/>
  </office:meta>
</office:document-meta>
</file>